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VM</text:p>
          </table:table-cell>
          <table:table-cell table:style-name="ce1"/>
          <table:table-cell table:formula="of:=[.A1]" office:value-type="string" office:string-value="Scenario" calcext:value-type="string">
            <text:p>Scenario</text:p>
          </table:table-cell>
          <table:table-cell table:style-name="ce1" table:formula="of:=[.B1]" office:value-type="string" office:string-value="RF" calcext:value-type="string">
            <text:p>RF</text:p>
          </table:table-cell>
          <table:table-cell table:style-name="ce1" table:formula="of:=[.C1]" office:value-type="string" office:string-value="LR" calcext:value-type="string">
            <text:p>LR</text:p>
          </table:table-cell>
          <table:table-cell table:style-name="ce1" table:formula="of:=[.D1]" office:value-type="string" office:string-value="SVM" calcext:value-type="string">
            <text:p>SVM</text:p>
          </table:table-cell>
          <table:table-cell/>
          <table:table-cell table:formula="of:=[.F1]" office:value-type="string" office:string-value="Scenario" calcext:value-type="string">
            <text:p>Scenario</text:p>
          </table:table-cell>
          <table:table-cell table:style-name="ce1" table:formula="of:=[.G1]" office:value-type="string" office:string-value="RF" calcext:value-type="string">
            <text:p>RF</text:p>
          </table:table-cell>
          <table:table-cell table:style-name="ce1" table:formula="of:=[.H1]" office:value-type="string" office:string-value="LR" calcext:value-type="string">
            <text:p>LR</text:p>
          </table:table-cell>
          <table:table-cell table:style-name="ce1" table:formula="of:=[.I1]" office:value-type="string" office:string-value="SVM" calcext:value-type="string">
            <text:p>SVM</text:p>
          </table:table-cell>
        </table:table-row>
        <table:table-row table:style-name="ro1">
          <table:table-cell office:value-type="string" calcext:value-type="string">
            <text:p>Raw data</text:p>
          </table:table-cell>
          <table:table-cell office:value-type="string" calcext:value-type="string">
            <text:p>0.853 ± 0.050</text:p>
          </table:table-cell>
          <table:table-cell office:value-type="string" calcext:value-type="string">
            <text:p>0.835 ± 0.054</text:p>
          </table:table-cell>
          <table:table-cell office:value-type="string" calcext:value-type="string">
            <text:p>0.825 ± 0.044</text:p>
          </table:table-cell>
          <table:table-cell/>
          <table:table-cell table:formula="of:=[.A2]" office:value-type="string" office:string-value="Raw data" calcext:value-type="string">
            <text:p>Raw data</text:p>
          </table:table-cell>
          <table:table-cell table:formula="of:=LEFT([.B2];4)" office:value-type="string" office:string-value="0.85" calcext:value-type="string">
            <text:p>0.85</text:p>
          </table:table-cell>
          <table:table-cell table:formula="of:=LEFT([.C2];4)" office:value-type="string" office:string-value="0.83" calcext:value-type="string">
            <text:p>0.83</text:p>
          </table:table-cell>
          <table:table-cell table:formula="of:=LEFT([.D2];4)" office:value-type="string" office:string-value="0.82" calcext:value-type="string">
            <text:p>0.82</text:p>
          </table:table-cell>
          <table:table-cell/>
          <table:table-cell table:formula="of:=[.F2]" office:value-type="string" office:string-value="Raw data" calcext:value-type="string">
            <text:p>Raw data</text:p>
          </table:table-cell>
          <table:table-cell table:formula="of:=RIGHT([.B2];4)" office:value-type="string" office:string-value=".050" calcext:value-type="string">
            <text:p>.050</text:p>
          </table:table-cell>
          <table:table-cell table:formula="of:=RIGHT([.C2];4)" office:value-type="string" office:string-value=".054" calcext:value-type="string">
            <text:p>.054</text:p>
          </table:table-cell>
          <table:table-cell table:formula="of:=RIGHT([.D2];4)" office:value-type="string" office:string-value=".044" calcext:value-type="string">
            <text:p>.044</text:p>
          </table:table-cell>
        </table:table-row>
        <table:table-row table:style-name="ro2">
          <table:table-cell office:value-type="string" calcext:value-type="string">
            <text:p>With clinical data</text:p>
          </table:table-cell>
          <table:table-cell office:value-type="string" calcext:value-type="string">
            <text:p>0.890 ± 0.041</text:p>
          </table:table-cell>
          <table:table-cell office:value-type="string" calcext:value-type="string">
            <text:p>0.844 ± 0.050</text:p>
          </table:table-cell>
          <table:table-cell office:value-type="string" calcext:value-type="string">
            <text:p>0.825 ± 0.038</text:p>
          </table:table-cell>
          <table:table-cell/>
          <table:table-cell table:formula="of:=[.A3]" office:value-type="string" office:string-value="With clinical data" calcext:value-type="string">
            <text:p>With clinical data</text:p>
          </table:table-cell>
          <table:table-cell table:formula="of:=LEFT([.B3];4)" office:value-type="string" office:string-value="0.89" calcext:value-type="string">
            <text:p>0.89</text:p>
          </table:table-cell>
          <table:table-cell table:formula="of:=LEFT([.C3];4)" office:value-type="string" office:string-value="0.84" calcext:value-type="string">
            <text:p>0.84</text:p>
          </table:table-cell>
          <table:table-cell table:formula="of:=LEFT([.D3];4)" office:value-type="string" office:string-value="0.82" calcext:value-type="string">
            <text:p>0.82</text:p>
          </table:table-cell>
          <table:table-cell/>
          <table:table-cell table:formula="of:=[.F3]" office:value-type="string" office:string-value="With clinical data" calcext:value-type="string">
            <text:p>With clinical data</text:p>
          </table:table-cell>
          <table:table-cell table:formula="of:=RIGHT([.B3];4)" office:value-type="string" office:string-value=".041" calcext:value-type="string">
            <text:p>.041</text:p>
          </table:table-cell>
          <table:table-cell table:formula="of:=RIGHT([.C3];4)" office:value-type="string" office:string-value=".050" calcext:value-type="string">
            <text:p>.050</text:p>
          </table:table-cell>
          <table:table-cell table:formula="of:=RIGHT([.D3];4)" office:value-type="string" office:string-value=".038" calcext:value-type="string">
            <text:p>.038</text:p>
          </table:table-cell>
        </table:table-row>
        <table:table-row table:style-name="ro1">
          <table:table-cell office:value-type="string" calcext:value-type="string">
            <text:p>SNP-value</text:p>
          </table:table-cell>
          <table:table-cell office:value-type="string" calcext:value-type="string">
            <text:p>0.819 ± 0.046</text:p>
          </table:table-cell>
          <table:table-cell office:value-type="string" calcext:value-type="string">
            <text:p>0.791 ± 0.062</text:p>
          </table:table-cell>
          <table:table-cell office:value-type="string" calcext:value-type="string">
            <text:p>0.773 ± 0.059</text:p>
          </table:table-cell>
          <table:table-cell/>
          <table:table-cell table:formula="of:=[.A4]" office:value-type="string" office:string-value="SNP-value" calcext:value-type="string">
            <text:p>SNP-value</text:p>
          </table:table-cell>
          <table:table-cell table:formula="of:=LEFT([.B4];4)" office:value-type="string" office:string-value="0.81" calcext:value-type="string">
            <text:p>0.81</text:p>
          </table:table-cell>
          <table:table-cell table:formula="of:=LEFT([.C4];4)" office:value-type="string" office:string-value="0.79" calcext:value-type="string">
            <text:p>0.79</text:p>
          </table:table-cell>
          <table:table-cell table:formula="of:=LEFT([.D4];4)" office:value-type="string" office:string-value="0.77" calcext:value-type="string">
            <text:p>0.77</text:p>
          </table:table-cell>
          <table:table-cell/>
          <table:table-cell table:formula="of:=[.F4]" office:value-type="string" office:string-value="SNP-value" calcext:value-type="string">
            <text:p>SNP-value</text:p>
          </table:table-cell>
          <table:table-cell table:formula="of:=RIGHT([.B4];4)" office:value-type="string" office:string-value=".046" calcext:value-type="string">
            <text:p>.046</text:p>
          </table:table-cell>
          <table:table-cell table:formula="of:=RIGHT([.C4];4)" office:value-type="string" office:string-value=".062" calcext:value-type="string">
            <text:p>.062</text:p>
          </table:table-cell>
          <table:table-cell table:formula="of:=RIGHT([.D4];4)" office:value-type="string" office:string-value=".059" calcext:value-type="string">
            <text:p>.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20:54.852996296</meta:creation-date>
    <dc:date>2021-05-03T13:27:05.601124706</dc:date>
    <meta:editing-duration>PT6M11S</meta:editing-duration>
    <meta:editing-cycles>1</meta:editing-cycles>
    <meta:generator>LibreOffice/6.4.7.2$Linux_X86_64 LibreOffice_project/40$Build-2</meta:generator>
    <meta:document-statistic meta:table-count="1" meta:cell-count="48" meta:object-count="0"/>
  </office:meta>
</office:document-meta>
</file>